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evaluate-reverse-polish-notation/" text:style-name="Internet_20_link" text:visited-style-name="Visited_20_Internet_20_Link"><text:span text:style-name="T1">150. Evaluate Reverse Polish Notation</text:span></text:a></text:p>
      <text:p text:style-name="P5">Medium</text:p>
      <text:p text:style-name="P5"/>
      <text:p text:style-name="P6"><text:span text:style-name="T1">You are given an array of strings </text:span><text:span text:style-name="Source_20_Text"><text:span text:style-name="T2">tokens</text:span></text:span><text:span text:style-name="T1"> that represents an arithmetic expression in a </text:span><text:a xlink:type="simple" xlink:href="http://en.wikipedia.org/wiki/Reverse_Polish_notation" office:target-frame-name="_blank" xlink:show="new" text:style-name="Internet_20_link" text:visited-style-name="Visited_20_Internet_20_Link"><text:span text:style-name="T1">Reverse Polish Notation</text:span></text:a><text:span text:style-name="T1">.</text:span></text:p>
      <text:p text:style-name="P6"><text:span text:style-name="T1">Evaluate the expression. Return </text:span><text:span text:style-name="Emphasis"><text:span text:style-name="T1">an integer that represents the value of the expression</text:span></text:span><text:span text:style-name="T1">.</text:span></text:p>
      <text:p text:style-name="P6"><text:span text:style-name="Strong_20_Emphasis"><text:span text:style-name="T1">Note</text:span></text:span><text:span text:style-name="T1"> that:</text:span></text:p>
      <text:list xml:id="list1994532248" text:style-name="L1">
        <text:list-item>
          <text:p text:style-name="P7"><text:span text:style-name="T1">The valid operators are </text:span><text:span text:style-name="Source_20_Text"><text:span text:style-name="T2">'+'</text:span></text:span><text:span text:style-name="T1">, </text:span><text:span text:style-name="Source_20_Text"><text:span text:style-name="T2">'-'</text:span></text:span><text:span text:style-name="T1">, </text:span><text:span text:style-name="Source_20_Text"><text:span text:style-name="T2">'*'</text:span></text:span><text:span text:style-name="T1">, and </text:span><text:span text:style-name="Source_20_Text"><text:span text:style-name="T2">'/'</text:span></text:span><text:span text:style-name="T1">.</text:span></text:p>
        </text:list-item>
        <text:list-item>
          <text:p text:style-name="P9">Each operand may be an integer or another expression.</text:p>
        </text:list-item>
        <text:list-item>
          <text:p text:style-name="P7"><text:span text:style-name="T1">The division between two integers always </text:span><text:span text:style-name="Strong_20_Emphasis"><text:span text:style-name="T1">truncates toward zero</text:span></text:span><text:span text:style-name="T1">.</text:span></text:p>
        </text:list-item>
        <text:list-item>
          <text:p text:style-name="P9">There will not be any division by zero.</text:p>
        </text:list-item>
        <text:list-item>
          <text:p text:style-name="P9">The input represents a valid arithmetic expression in a reverse polish notation.</text:p>
        </text:list-item>
        <text:list-item>
          <text:p text:style-name="P8"><text:span text:style-name="T1">The answer and all the intermediate calculations can be represented in a </text:span><text:span text:style-name="Strong_20_Emphasis"><text:span text:style-name="T1">32-bit</text:span></text:span><text:span text:style-name="T1"> integer.</text:span></text:p>
        </text:list-item>
      </text:list>
      <text:p text:style-name="P10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tokens = ["2","1","+","3","*"]</text:span></text:p>
      <text:p text:style-name="P2"><text:span text:style-name="Strong_20_Emphasis"><text:span text:style-name="T1">Output:</text:span></text:span><text:span text:style-name="T1"> 9</text:span></text:p>
      <text:p text:style-name="P1"><text:span text:style-name="Strong_20_Emphasis"><text:span text:style-name="T1">Explanation:</text:span></text:span><text:span text:style-name="T1"> ((2 + 1) * 3) = 9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tokens = ["4","13","5","/","+"]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(4 + (13 / 5)) = 6</text:span>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tokens = ["10","6","9","3","+","-11","*","/","*","17","+","5","+"]</text:span></text:p>
      <text:p text:style-name="P2"><text:span text:style-name="Strong_20_Emphasis"><text:span text:style-name="T1">Output:</text:span></text:span><text:span text:style-name="T1"> 22</text:span></text:p>
      <text:p text:style-name="P2"><text:span text:style-name="Strong_20_Emphasis"><text:span text:style-name="T1">Explanation:</text:span></text:span><text:span text:style-name="T1"> ((10 * (6 / ((9 + 3) * -11))) + 17) + 5</text:span></text:p>
      <text:p text:style-name="P4">= ((10 * (6 / (12 * -11))) + 17) + 5</text:p>
      <text:p text:style-name="P4">= ((10 * (6 / -132)) + 17) + 5</text:p>
      <text:p text:style-name="P4">= ((10 * 0) + 17) + 5</text:p>
      <text:p text:style-name="P4">= (0 + 17) + 5</text:p>
      <text:p text:style-name="P4">= 17 + 5</text:p>
      <text:p text:style-name="P3">= 22</text:p>
      <text:p text:style-name="P10"> </text:p>
      <text:p text:style-name="P6"><text:span text:style-name="Strong_20_Emphasis"><text:span text:style-name="T1">Constraints:</text:span></text:span></text:p>
      <text:list xml:id="list39122046" text:style-name="L2">
        <text:list-item>
          <text:p text:style-name="P11"><text:span text:style-name="Source_20_Text"><text:span text:style-name="T2">1 &lt;= tokens.length &lt;= 10</text:span></text:span><text:span text:style-name="Source_20_Text"><text:span text:style-name="T1">4</text:span></text:span></text:p>
        </text:list-item>
        <text:list-item>
          <text:p text:style-name="P12"><text:span text:style-name="Source_20_Text"><text:span text:style-name="T2">tokens[i]</text:span></text:span><text:span text:style-name="T1"> is either an operator: </text:span><text:span text:style-name="Source_20_Text"><text:span text:style-name="T2">"+"</text:span></text:span><text:span text:style-name="T1">, </text:span><text:span text:style-name="Source_20_Text"><text:span text:style-name="T2">"-"</text:span></text:span><text:span text:style-name="T1">, </text:span><text:span text:style-name="Source_20_Text"><text:span text:style-name="T2">"*"</text:span></text:span><text:span text:style-name="T1">, or </text:span><text:span text:style-name="Source_20_Text"><text:span text:style-name="T2">"/"</text:span></text:span><text:span text:style-name="T1">, or an integer in the range </text:span><text:span text:style-name="Source_20_Text"><text:span text:style-name="T2">[-200, 200]</text:span></text:span><text:span text:style-name="T1">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8T22:22:48.005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4" meta:word-count="228" meta:character-count="1195" meta:non-whitespace-character-count="1005"/>
  </office:meta>
</office:document-meta>
</file>